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expected" table:style-name="ta1">
        <table:shapes>
          <draw:frame draw:z-index="0" draw:style-name="gr1" draw:text-style-name="P1" svg:width="912.1pt" svg:height="379.47pt" svg:x="269.49pt" svg:y="21.09pt">
            <draw:object draw:notify-on-update-of-ranges="expected.A3:expected.A10 expected.B3:expected.B10 expected.C3:expected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Speed (ms)</text:p>
          </table:table-cell>
          <table:table-cell office:value-type="string" calcext:value-type="string">
            <text:p>Lines of Cod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uby 2.6.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3.8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2"/>
        </table:table-row>
      </table:table>
      <table:table table:name="Sheet1" table:style-name="ta1">
        <table:shapes>
          <draw:frame draw:z-index="0" draw:style-name="gr1" draw:text-style-name="P1" svg:width="960.94pt" svg:height="399.8pt" svg:x="400.14pt" svg:y="234.17pt">
            <draw:object draw:notify-on-update-of-ranges="Sheet1.A3:Sheet1.A13 Sheet1.B3:Sheet1.B13 Sheet1.C3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Speed (ms)</text:p>
          </table:table-cell>
          <table:table-cell office:value-type="string" calcext:value-type="string">
            <text:p>Lines of Code</text:p>
          </table:table-cell>
          <table:table-cell table:style-name="Default" office:value-type="string" calcext:value-type="string">
            <text:p>Speed %</text:p>
          </table:table-cell>
          <table:table-cell table:style-name="Default" office:value-type="string" calcext:value-type="string">
            <text:p>SLOC %</text:p>
          </table:table-cell>
        </table:table-row>
        <table:table-row table:style-name="ro1">
          <table:table-cell office:value-type="string" calcext:value-type="string">
            <text:p>Ruby 2.6.1</text:p>
          </table:table-cell>
          <table:table-cell table:formula="of:=AVERAGE(254; 257; 258; 257; 258)" office:value-type="float" office:value="256.8" calcext:value-type="float">
            <text:p>256.8</text:p>
          </table:table-cell>
          <table:table-cell office:value-type="float" office:value="114" calcext:value-type="float">
            <text:p>114</text:p>
          </table:table-cell>
          <table:table-cell table:formula="of:=[.B3]/MIN([.$B$3:.$B$13])" office:value-type="float" office:value="85.6" calcext:value-type="float">
            <text:p>85.60</text:p>
          </table:table-cell>
          <table:table-cell table:formula="of:=[.C3]/MIN([.$C$3:.$C$13])" office:value-type="float" office:value="1.35714285714286" calcext:value-type="float">
            <text:p>1.36</text:p>
          </table:table-cell>
        </table:table-row>
        <table:table-row table:style-name="ro1">
          <table:table-cell office:value-type="string" calcext:value-type="string">
            <text:p>Ruby 2.7.0</text:p>
          </table:table-cell>
          <table:table-cell table:formula="of:=AVERAGE(287;286;284;283;282)" office:value-type="float" office:value="284.4" calcext:value-type="float">
            <text:p>284.4</text:p>
          </table:table-cell>
          <table:table-cell office:value-type="float" office:value="114" calcext:value-type="float">
            <text:p>114</text:p>
          </table:table-cell>
          <table:table-cell table:formula="of:=[.B4]/MIN([.$B$3:.$B$13])" office:value-type="float" office:value="94.8" calcext:value-type="float">
            <text:p>94.80</text:p>
          </table:table-cell>
          <table:table-cell table:formula="of:=[.C4]/MIN([.$C$3:.$C$13])" office:value-type="float" office:value="1.35714285714286" calcext:value-type="float">
            <text:p>1.36</text:p>
          </table:table-cell>
        </table:table-row>
        <table:table-row table:style-name="ro1">
          <table:table-cell office:value-type="string" calcext:value-type="string">
            <text:p>Truffle Ruby</text:p>
          </table:table-cell>
          <table:table-cell table:formula="of:=AVERAGE(126;133;137;137;137)"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table:formula="of:=[.B5]/MIN([.$B$3:.$B$13])" office:value-type="float" office:value="44.6666666666667" calcext:value-type="float">
            <text:p>44.67</text:p>
          </table:table-cell>
          <table:table-cell table:formula="of:=[.C5]/MIN([.$C$3:.$C$13])" office:value-type="float" office:value="1.35714285714286" calcext:value-type="float">
            <text:p>1.36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formula="of:=AVERAGE(39;42;43;45;71)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formula="of:=[.B6]/MIN([.$B$3:.$B$13])" office:value-type="float" office:value="16" calcext:value-type="float">
            <text:p>16.00</text:p>
          </table:table-cell>
          <table:table-cell table:formula="of:=[.C6]/MIN([.$C$3:.$C$13])" office:value-type="float" office:value="1.44047619047619" calcext:value-type="float">
            <text:p>1.44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table:formula="of:=AVERAGE(98;103;106;104;104)"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formula="of:=[.B7]/MIN([.$B$3:.$B$13])" office:value-type="float" office:value="34.3333333333333" calcext:value-type="float">
            <text:p>34.33</text:p>
          </table:table-cell>
          <table:table-cell table:formula="of:=[.C7]/MIN([.$C$3:.$C$13])" office:value-type="float" office:value="1.27380952380952" calcext:value-type="float">
            <text:p>1.27</text:p>
          </table:table-cell>
        </table:table-row>
        <table:table-row table:style-name="ro1">
          <table:table-cell office:value-type="string" calcext:value-type="string">
            <text:p>Java (Spring)</text:p>
          </table:table-cell>
          <table:table-cell table:formula="of:=AVERAGE(163;120;104;106;107)" office:value-type="float" office:value="120" calcext:value-type="float">
            <text:p>120</text:p>
          </table:table-cell>
          <table:table-cell table:formula="of:=66+117+107+34+53" office:value-type="float" office:value="377" calcext:value-type="float">
            <text:p>377</text:p>
          </table:table-cell>
          <table:table-cell table:formula="of:=[.B8]/MIN([.$B$3:.$B$13])" office:value-type="float" office:value="40" calcext:value-type="float">
            <text:p>40.00</text:p>
          </table:table-cell>
          <table:table-cell table:formula="of:=[.C8]/MIN([.$C$3:.$C$13])" office:value-type="float" office:value="4.48809523809524" calcext:value-type="float">
            <text:p>4.49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formula="of:=AVERAGE(82;83;82;83;82)" office:value-type="float" office:value="82.4" calcext:value-type="float">
            <text:p>82.4</text:p>
          </table:table-cell>
          <table:table-cell office:value-type="float" office:value="125" calcext:value-type="float">
            <text:p>125</text:p>
          </table:table-cell>
          <table:table-cell table:formula="of:=[.B9]/MIN([.$B$3:.$B$13])" office:value-type="float" office:value="27.4666666666667" calcext:value-type="float">
            <text:p>27.47</text:p>
          </table:table-cell>
          <table:table-cell table:formula="of:=[.C9]/MIN([.$C$3:.$C$13])" office:value-type="float" office:value="1.48809523809524" calcext:value-type="float">
            <text:p>1.49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formula="of:=AVERAGE(68;68;61;63;62)" office:value-type="float" office:value="64.4" calcext:value-type="float">
            <text:p>64.4</text:p>
          </table:table-cell>
          <table:table-cell office:value-type="float" office:value="131" calcext:value-type="float">
            <text:p>131</text:p>
          </table:table-cell>
          <table:table-cell table:formula="of:=[.B10]/MIN([.$B$3:.$B$13])" office:value-type="float" office:value="21.4666666666667" calcext:value-type="float">
            <text:p>21.47</text:p>
          </table:table-cell>
          <table:table-cell table:formula="of:=[.C10]/MIN([.$C$3:.$C$13])" office:value-type="float" office:value="1.55952380952381" calcext:value-type="float">
            <text:p>1.56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formula="of:=[.B11]/MIN([.$B$3:.$B$13])" office:value-type="float" office:value="1" calcext:value-type="float">
            <text:p>1.00</text:p>
          </table:table-cell>
          <table:table-cell table:formula="of:=[.C11]/MIN([.$C$3:.$C$13])" office:value-type="float" office:value="2.85714285714286" calcext:value-type="float">
            <text:p>2.86</text:p>
          </table:table-cell>
        </table:table-row>
        <table:table-row table:style-name="ro1">
          <table:table-cell office:value-type="string" calcext:value-type="string">
            <text:p>Python 3.8</text:p>
          </table:table-cell>
          <table:table-cell table:formula="of:=AVERAGE(273;264;267;266;266)" office:value-type="float" office:value="267.2" calcext:value-type="float">
            <text:p>267.2</text:p>
          </table:table-cell>
          <table:table-cell office:value-type="float" office:value="84" calcext:value-type="float">
            <text:p>84</text:p>
          </table:table-cell>
          <table:table-cell table:formula="of:=[.B12]/MIN([.$B$3:.$B$13])" office:value-type="float" office:value="89.0666666666667" calcext:value-type="float">
            <text:p>89.07</text:p>
          </table:table-cell>
          <table:table-cell table:formula="of:=[.C12]/MIN([.$C$3:.$C$13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table:formula="of:=AVERAGE(78;62;62;69;68)" office:value-type="float" office:value="67.8" calcext:value-type="float">
            <text:p>67.8</text:p>
          </table:table-cell>
          <table:table-cell office:value-type="float" office:value="136" calcext:value-type="float">
            <text:p>136</text:p>
          </table:table-cell>
          <table:table-cell table:formula="of:=[.B13]/MIN([.$B$3:.$B$13])" office:value-type="float" office:value="22.6" calcext:value-type="float">
            <text:p>22.60</text:p>
          </table:table-cell>
          <table:table-cell table:formula="of:=[.C13]/MIN([.$C$3:.$C$13])" office:value-type="float" office:value="1.61904761904762" calcext:value-type="float">
            <text:p>1.62</text:p>
          </table:table-cell>
        </table:table-row>
      </table:table>
      <table:table table:name="enhanced" table:style-name="ta1">
        <table:shapes>
          <draw:frame draw:z-index="0" draw:style-name="gr1" draw:text-style-name="P1" svg:width="1040.4pt" svg:height="507.12pt" svg:x="223.99pt" svg:y="64.74pt">
            <draw:object draw:notify-on-update-of-ranges="enhanced.A2:enhanced.A22 enhanced.D2:enhanced.D22 enhanced.E2:enhanced.E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Loc (raw)</text:p>
          </table:table-cell>
          <table:table-cell table:style-name="Default" office:value-type="string" calcext:value-type="string">
            <text:p>Exec time</text:p>
          </table:table-cell>
          <table:table-cell table:style-name="Default" office:value-type="string" calcext:value-type="string">
            <text:p>Loc (raw)</text:p>
          </table:table-cell>
        </table:table-row>
        <table:table-row table:style-name="ro1">
          <table:table-cell office:value-type="string" calcext:value-type="string">
            <text:p>java (fast)</text:p>
          </table:table-cell>
          <table:table-cell office:value-type="float" office:value="3.5" calcext:value-type="float">
            <text:p>3.5</text:p>
          </table:table-cell>
          <table:table-cell office:value-type="float" office:value="156" calcext:value-type="float">
            <text:p>156</text:p>
          </table:table-cell>
          <table:table-cell table:formula="of:=[.B2]/MIN([.$B$2:.$B$22])" office:value-type="float" office:value="1" calcext:value-type="float">
            <text:p>1.00</text:p>
          </table:table-cell>
          <table:table-cell table:formula="of:=[.C2]/MIN([.$C$2:.$C$22])"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3.6" calcext:value-type="float">
            <text:p>3.6</text:p>
          </table:table-cell>
          <table:table-cell office:value-type="float" office:value="140" calcext:value-type="float">
            <text:p>140</text:p>
          </table:table-cell>
          <table:table-cell table:formula="of:=[.B3]/MIN([.$B$2:.$B$22])" office:value-type="float" office:value="1.02857142857143" calcext:value-type="float">
            <text:p>1.03</text:p>
          </table:table-cell>
          <table:table-cell table:formula="of:=[.C3]/MIN([.$C$2:.$C$22])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java (graph)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formula="of:=[.B4]/MIN([.$B$2:.$B$22])" office:value-type="float" office:value="1.42857142857143" calcext:value-type="float">
            <text:p>1.43</text:p>
          </table:table-cell>
          <table:table-cell table:formula="of:=[.C4]/MIN([.$C$2:.$C$22])" office:value-type="float" office:value="1.4625" calcext:value-type="float">
            <text:p>1.46</text:p>
          </table:table-cell>
        </table:table-row>
        <table:table-row table:style-name="ro1">
          <table:table-cell office:value-type="string" calcext:value-type="string">
            <text:p>java (enum)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table:formula="of:=[.B5]/MIN([.$B$2:.$B$22])" office:value-type="float" office:value="2.28571428571429" calcext:value-type="float">
            <text:p>2.29</text:p>
          </table:table-cell>
          <table:table-cell table:formula="of:=[.C5]/MIN([.$C$2:.$C$22])" office:value-type="float" office:value="2.3" calcext:value-type="float">
            <text:p>2.30</text:p>
          </table:table-cell>
        </table:table-row>
        <table:table-row table:style-name="ro1">
          <table:table-cell office:value-type="string" calcext:value-type="string">
            <text:p>java (set)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formula="of:=[.B6]/MIN([.$B$2:.$B$22])" office:value-type="float" office:value="4.28571428571429" calcext:value-type="float">
            <text:p>4.29</text:p>
          </table:table-cell>
          <table:table-cell table:formula="of:=[.C6]/MIN([.$C$2:.$C$22])" office:value-type="float" office:value="1.375" calcext:value-type="float">
            <text:p>1.38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table:formula="of:=[.B7]/MIN([.$B$2:.$B$22])" office:value-type="float" office:value="14.2857142857143" calcext:value-type="float">
            <text:p>14.29</text:p>
          </table:table-cell>
          <table:table-cell table:formula="of:=[.C7]/MIN([.$C$2:.$C$22])" office:value-type="float" office:value="1.2" calcext:value-type="float">
            <text:p>1.20</text:p>
          </table:table-cell>
        </table:table-row>
        <table:table-row table:style-name="ro1">
          <table:table-cell office:value-type="string" calcext:value-type="string">
            <text:p>java (jdk8)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formula="of:=[.B8]/MIN([.$B$2:.$B$22])" office:value-type="float" office:value="14.8571428571429" calcext:value-type="float">
            <text:p>14.86</text:p>
          </table:table-cell>
          <table:table-cell table:formula="of:=[.C8]/MIN([.$C$2:.$C$22])" office:value-type="float" office:value="1.375" calcext:value-type="float">
            <text:p>1.38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table:formula="of:=[.B9]/MIN([.$B$2:.$B$22])" office:value-type="float" office:value="14.8571428571429" calcext:value-type="float">
            <text:p>14.86</text:p>
          </table:table-cell>
          <table:table-cell table:formula="of:=[.C9]/MIN([.$C$2:.$C$22])" office:value-type="float" office:value="1.2" calcext:value-type="float">
            <text:p>1.20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formula="of:=[.B10]/MIN([.$B$2:.$B$22])" office:value-type="float" office:value="19.4285714285714" calcext:value-type="float">
            <text:p>19.43</text:p>
          </table:table-cell>
          <table:table-cell table:formula="of:=[.C10]/MIN([.$C$2:.$C$22])" office:value-type="float" office:value="1.2375" calcext:value-type="float">
            <text:p>1.24</text:p>
          </table:table-cell>
        </table:table-row>
        <table:table-row table:style-name="ro1">
          <table:table-cell office:value-type="string" calcext:value-type="string">
            <text:p>java (stream)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table:formula="of:=[.B11]/MIN([.$B$2:.$B$22])" office:value-type="float" office:value="21.1428571428571" calcext:value-type="float">
            <text:p>21.14</text:p>
          </table:table-cell>
          <table:table-cell table:formula="of:=[.C11]/MIN([.$C$2:.$C$22])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c# (linq)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table:formula="of:=[.B12]/MIN([.$B$2:.$B$22])" office:value-type="float" office:value="22.2857142857143" calcext:value-type="float">
            <text:p>22.29</text:p>
          </table:table-cell>
          <table:table-cell table:formula="of:=[.C12]/MIN([.$C$2:.$C$22])" office:value-type="float" office:value="1.175" calcext:value-type="float">
            <text:p>1.18</text:p>
          </table:table-cell>
        </table:table-row>
        <table:table-row table:style-name="ro1">
          <table:table-cell office:value-type="string" calcext:value-type="string">
            <text:p>c# (set)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table:formula="of:=[.B13]/MIN([.$B$2:.$B$22])" office:value-type="float" office:value="22.5714285714286" calcext:value-type="float">
            <text:p>22.57</text:p>
          </table:table-cell>
          <table:table-cell table:formula="of:=[.C13]/MIN([.$C$2:.$C$22])" office:value-type="float" office:value="1.175" calcext:value-type="float">
            <text:p>1.18</text:p>
          </table:table-cell>
        </table:table-row>
        <table:table-row table:style-name="ro1">
          <table:table-cell office:value-type="string" calcext:value-type="string">
            <text:p>c# (dot net 2.5.1)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table:formula="of:=[.B14]/MIN([.$B$2:.$B$22])" office:value-type="float" office:value="29.7142857142857" calcext:value-type="float">
            <text:p>29.71</text:p>
          </table:table-cell>
          <table:table-cell table:formula="of:=[.C14]/MIN([.$C$2:.$C$22])" office:value-type="float" office:value="1.125" calcext:value-type="float">
            <text:p>1.13</text:p>
          </table:table-cell>
        </table:table-row>
        <table:table-row table:style-name="ro1">
          <table:table-cell office:value-type="string" calcext:value-type="string">
            <text:p>Ruby + truffle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table:formula="of:=[.B15]/MIN([.$B$2:.$B$22])" office:value-type="float" office:value="31.4285714285714" calcext:value-type="float">
            <text:p>31.43</text:p>
          </table:table-cell>
          <table:table-cell table:formula="of:=[.C15]/MIN([.$C$2:.$C$22])" office:value-type="float" office:value="1.1625" calcext:value-type="float">
            <text:p>1.16</text:p>
          </table:table-cell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formula="of:=[.B16]/MIN([.$B$2:.$B$22])" office:value-type="float" office:value="4.28571428571429" calcext:value-type="float">
            <text:p>4.29</text:p>
          </table:table-cell>
          <table:table-cell table:formula="of:=[.C16]/MIN([.$C$2:.$C$22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jruby (jdk8)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17]/MIN([.$B$2:.$B$22])" office:value-type="float" office:value="41.4285714285714" calcext:value-type="float">
            <text:p>41.43</text:p>
          </table:table-cell>
          <table:table-cell table:formula="of:=[.C17]/MIN([.$C$2:.$C$22])" office:value-type="float" office:value="1.1625" calcext:value-type="float">
            <text:p>1.16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office:value-type="float" office:value="167" calcext:value-type="float">
            <text:p>167</text:p>
          </table:table-cell>
          <table:table-cell office:value-type="float" office:value="92" calcext:value-type="float">
            <text:p>92</text:p>
          </table:table-cell>
          <table:table-cell table:formula="of:=[.B18]/MIN([.$B$2:.$B$22])" office:value-type="float" office:value="47.7142857142857" calcext:value-type="float">
            <text:p>47.71</text:p>
          </table:table-cell>
          <table:table-cell table:formula="of:=[.C18]/MIN([.$C$2:.$C$22])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cruby</text:p>
          </table:table-cell>
          <table:table-cell office:value-type="float" office:value="225" calcext:value-type="float">
            <text:p>225</text:p>
          </table:table-cell>
          <table:table-cell office:value-type="float" office:value="93" calcext:value-type="float">
            <text:p>93</text:p>
          </table:table-cell>
          <table:table-cell table:formula="of:=[.B19]/MIN([.$B$2:.$B$22])" office:value-type="float" office:value="64.2857142857143" calcext:value-type="float">
            <text:p>64.29</text:p>
          </table:table-cell>
          <table:table-cell table:formula="of:=[.C19]/MIN([.$C$2:.$C$22])" office:value-type="float" office:value="1.1625" calcext:value-type="float">
            <text:p>1.16</text:p>
          </table:table-cell>
        </table:table-row>
        <table:table-row table:style-name="ro1">
          <table:table-cell office:value-type="string" calcext:value-type="string">
            <text:p>python2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formula="of:=[.B20]/MIN([.$B$2:.$B$22])" office:value-type="float" office:value="65.7142857142857" calcext:value-type="float">
            <text:p>65.71</text:p>
          </table:table-cell>
          <table:table-cell table:formula="of:=[.C20]/MIN([.$C$2:.$C$22])" office:value-type="float" office:value="1.025" calcext:value-type="float">
            <text:p>1.03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240" calcext:value-type="float">
            <text:p>240</text:p>
          </table:table-cell>
          <table:table-cell office:value-type="float" office:value="85" calcext:value-type="float">
            <text:p>85</text:p>
          </table:table-cell>
          <table:table-cell table:formula="of:=[.B21]/MIN([.$B$2:.$B$22])" office:value-type="float" office:value="68.5714285714286" calcext:value-type="float">
            <text:p>68.57</text:p>
          </table:table-cell>
          <table:table-cell table:formula="of:=[.C21]/MIN([.$C$2:.$C$22])" office:value-type="float" office:value="1.0625" calcext:value-type="float">
            <text:p>1.06</text:p>
          </table:table-cell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285" calcext:value-type="float">
            <text:p>285</text:p>
          </table:table-cell>
          <table:table-cell office:value-type="float" office:value="99" calcext:value-type="float">
            <text:p>99</text:p>
          </table:table-cell>
          <table:table-cell table:formula="of:=[.B22]/MIN([.$B$2:.$B$22])" office:value-type="float" office:value="81.4285714285714" calcext:value-type="float">
            <text:p>81.43</text:p>
          </table:table-cell>
          <table:table-cell table:formula="of:=[.C22]/MIN([.$C$2:.$C$22])" office:value-type="float" office:value="1.2375" calcext:value-type="float">
            <text:p>1.24</text:p>
          </table:table-cell>
        </table:table-row>
      </table:table>
      <table:table table:name="ri" table:style-name="ta1"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Exec 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340" calcext:value-type="float">
            <text:p>3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va (fast)</text:p>
          </table:table-cell>
          <table:table-cell office:value-type="float" office:value="138" calcext:value-type="float">
            <text:p>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va (plain)</text:p>
          </table:table-cell>
          <table:table-cell office:value-type="float" office:value="12321" calcext:value-type="float">
            <text:p>123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va (set)</text:p>
          </table:table-cell>
          <table:table-cell office:value-type="float" office:value="1624" calcext:value-type="float">
            <text:p>1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va (enum)</text:p>
          </table:table-cell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va (stream)</text:p>
          </table:table-cell>
          <table:table-cell office:value-type="float" office:value="3171" calcext:value-type="float">
            <text:p>3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va (graph)</text:p>
          </table:table-cell>
          <table:table-cell office:value-type="float" office:value="370" calcext:value-type="float">
            <text:p>3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12622" calcext:value-type="float">
            <text:p>12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# (set)</text:p>
          </table:table-cell>
          <table:table-cell office:value-type="float" office:value="7444" calcext:value-type="float">
            <text:p>7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8421" calcext:value-type="float">
            <text:p>28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10460" calcext:value-type="float">
            <text:p>104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5281" calcext:value-type="float">
            <text:p>5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7366" calcext:value-type="float">
            <text:p>73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3905" calcext:value-type="float">
            <text:p>3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lang</text:p>
          </table:table-cell>
          <table:table-cell table:style-name="ce3" office:value-type="float" office:value="22735" calcext:value-type="float">
            <text:p>22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ruby</text:p>
          </table:table-cell>
          <table:table-cell table:style-name="ce3" office:value-type="float" office:value="13054" calcext:value-type="float">
            <text:p>13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by</text:p>
          </table:table-cell>
          <table:table-cell table:style-name="ce3" office:value-type="float" office:value="19275" calcext:value-type="float">
            <text:p>192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uffle ruby</text:p>
          </table:table-cell>
          <table:table-cell table:style-name="ce3" office:value-type="float" office:value="8524" calcext:value-type="float">
            <text:p>8524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wd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java</text:p>
          </table:table-cell>
          <table:table-cell office:value-type="string" calcext:value-type="string">
            <text:p>jdk8</text:p>
          </table:table-cell>
          <table:table-cell office:value-type="string" calcext:value-type="string">
            <text:p>jdk11</text:p>
          </table:table-cell>
          <table:table-cell office:value-type="string" calcext:value-type="string">
            <text:p>graalvm20</text:p>
          </table:table-cell>
          <table:table-cell office:value-type="string" calcext:value-type="string">
            <text:p>j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va (original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java (fast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java (graph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java (stream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r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java</text:p>
          </table:table-cell>
          <table:table-cell office:value-type="string" calcext:value-type="string">
            <text:p>jdk8</text:p>
          </table:table-cell>
          <table:table-cell office:value-type="string" calcext:value-type="string">
            <text:p>jdk13</text:p>
          </table:table-cell>
          <table:table-cell office:value-type="string" calcext:value-type="string">
            <text:p>graalvm20</text:p>
          </table:table-cell>
          <table:table-cell office:value-type="string" calcext:value-type="string">
            <text:p>j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va (original)</text:p>
          </table:table-cell>
          <table:table-cell/>
          <table:table-cell office:value-type="float" office:value="7711" calcext:value-type="float">
            <text:p>77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java (fast)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java (graph)</text:p>
          </table:table-cell>
          <table:table-cell office:value-type="float" office:value="516" calcext:value-type="float">
            <text:p>516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603" calcext:value-type="float">
            <text:p>6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va (stream)</text:p>
          </table:table-cell>
          <table:table-cell office:value-type="float" office:value="3624" calcext:value-type="float">
            <text:p>3624</text:p>
          </table:table-cell>
          <table:table-cell office:value-type="float" office:value="3771" calcext:value-type="float">
            <text:p>3771</text:p>
          </table:table-cell>
          <table:table-cell/>
          <table:table-cell office:value-type="float" office:value="4362" calcext:value-type="float">
            <text:p>4362</text:p>
          </table:table-cell>
        </table:table-row>
      </table:table>
      <table:named-expressions/>
      <table:database-ranges>
        <table:database-range table:name="__Anonymous_Sheet_DB__2" table:target-range-address="enhanced.A1:enhanced.E2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6:01:54.955217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6:52:20.058102527</meta:creation-date>
    <dc:date>2020-06-26T20:41:41.128103906</dc:date>
    <meta:editing-duration>PT15H50M19S</meta:editing-duration>
    <meta:editing-cycles>17</meta:editing-cycles>
    <meta:generator>LibreOffice/6.0.7.3$Linux_X86_64 LibreOffice_project/00m0$Build-3</meta:generator>
    <meta:document-statistic meta:table-count="4" meta:cell-count="2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false" chart:logarithmic="true" chart:minimum="40" chart:maximum="4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false" chart:logarithmic="false" chart:minimum="75" chart:maximum="1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5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901cm" svg:height="14.105cm" xlink:href=".." xlink:type="simple" chart:class="chart:scatter" chart:style-name="ch1">
        <chart:plot-area chart:style-name="ch2" table:cell-range-address="Sheet1.A3:Sheet1.C13" chart:data-source-has-labels="column" svg:x="2.347cm" svg:y="0.282cm" svg:width="30.876cm" svg:height="11.902cm">
          <chartooo:coordinate-region svg:x="2.347cm" svg:y="0.282cm" svg:width="30.876cm" svg:height="11.902cm"/>
          <chart:axis chart:dimension="x" chart:name="primary-x" chart:style-name="ch3" chartooo:axis-type="auto">
            <chart:title svg:x="15.806cm" svg:y="12.466cm" chart:style-name="ch4">
              <text:p>Speed (ms)</text:p>
            </chart:title>
            <chart:categories table:cell-range-address="Sheet1.A3:Sheet1.A13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9.522cm" chart:style-name="ch8">
              <text:p>SLoC as per Github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C3:Sheet1.C13" chart:class="chart:scatter">
            <chart:domain table:cell-range-address="Sheet1.B3:Sheet1.B13"/>
            <chart:data-point chart:repeated="4"/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uby 2.6.1</text:p>
                <draw:g>
                  <svg:desc>Sheet1.A3:Sheet1.A13</svg:desc>
                </draw:g>
              </table:table-cell>
              <table:table-cell office:value-type="float" office:value="256.8">
                <text:p>256.8</text:p>
                <draw:g>
                  <svg:desc>Sheet1.B3:Sheet1.B13</svg:desc>
                </draw:g>
              </table:table-cell>
              <table:table-cell office:value-type="float" office:value="114">
                <text:p>114</text:p>
                <draw:g>
                  <svg:desc>Sheet1.C3:Sheet1.C13</svg:desc>
                </draw:g>
              </table:table-cell>
            </table:table-row>
            <table:table-row>
              <table:table-cell office:value-type="string">
                <text:p>Ruby 2.7.0</text:p>
              </table:table-cell>
              <table:table-cell office:value-type="float" office:value="284.4">
                <text:p>284.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Truffle Ruby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Crystal</text:p>
              </table:table-cell>
              <table:table-cell office:value-type="float" office:value="48">
                <text:p>4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103">
                <text:p>1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Java (Spring)</text:p>
              </table:table-cell>
              <table:table-cell office:value-type="float" office:value="120">
                <text:p>12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Jave (pure)</text:p>
              </table:table-cell>
              <table:table-cell office:value-type="float" office:value="82.4">
                <text:p>82.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64.4">
                <text:p>64.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3">
                <text:p>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ython 3.8</text:p>
              </table:table-cell>
              <table:table-cell office:value-type="float" office:value="267.2">
                <text:p>267.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67.8">
                <text:p>67.8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false" chart:logarithmic="false" chart:min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5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178cm" svg:height="13.388cm" xlink:href=".." xlink:type="simple" chart:class="chart:scatter" chart:style-name="ch1">
        <chart:plot-area chart:style-name="ch2" table:cell-range-address="expected.A3:expected.C10" chart:data-source-has-labels="column" svg:x="2.312cm" svg:y="0.267cm" svg:width="29.223cm" svg:height="11.215cm">
          <chartooo:coordinate-region svg:x="2.312cm" svg:y="0.267cm" svg:width="29.223cm" svg:height="11.215cm"/>
          <chart:axis chart:dimension="x" chart:name="primary-x" chart:style-name="ch3" chartooo:axis-type="auto">
            <chart:title svg:x="13.608cm" svg:y="11.749cm" chart:style-name="ch4">
              <text:p>Execution time (ms)</text:p>
            </chart:title>
            <chart:categories table:cell-range-address="expected.A3:expected.A10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9.163cm" chart:style-name="ch8">
              <text:p>SLoC as per Github</text:p>
            </chart:title>
            <chart:grid chart:style-name="ch5" chart:class="major"/>
            <chart:grid chart:style-name="ch6" chart:class="minor"/>
          </chart:axis>
          <chart:series chart:style-name="ch9" chart:values-cell-range-address="expected.C3:expected.C10" chart:class="chart:scatter">
            <chart:domain table:cell-range-address="expected.B3:expected.B10"/>
            <chart:data-point chart:repeated="4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uby 2.6.1</text:p>
                <draw:g>
                  <svg:desc>expected.A3:expected.A10</svg:desc>
                </draw:g>
              </table:table-cell>
              <table:table-cell office:value-type="float" office:value="100">
                <text:p>100</text:p>
                <draw:g>
                  <svg:desc>expected.B3:expected.B10</svg:desc>
                </draw:g>
              </table:table-cell>
              <table:table-cell office:value-type="float" office:value="50">
                <text:p>50</text:p>
                <draw:g>
                  <svg:desc>expected.C3:expected.C10</svg:desc>
                </draw:g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Python 3.8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F#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#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2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false" chart:logarithmic="false" chart:minimum="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5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704cm" svg:height="17.891cm" xlink:href=".." xlink:type="simple" chart:class="chart:scatter" chart:style-name="ch1">
        <chart:plot-area chart:style-name="ch2" table:cell-range-address="enhanced.A2:enhanced.A22 enhanced.D2:enhanced.E22" chart:data-source-has-labels="column" svg:x="2.403cm" svg:y="0.357cm" svg:width="33.567cm" svg:height="15.538cm">
          <chartooo:coordinate-region svg:x="2.403cm" svg:y="0.357cm" svg:width="33.567cm" svg:height="15.538cm"/>
          <chart:axis chart:dimension="x" chart:name="primary-x" chart:style-name="ch3" chartooo:axis-type="auto">
            <chart:title svg:x="15.923cm" svg:y="16.252cm" chart:style-name="ch4">
              <text:p>Execution Time (%)</text:p>
            </chart:title>
            <chart:categories table:cell-range-address="enhanced.A2:enhanced.A22"/>
            <chart:grid chart:style-name="ch5" chart:class="major"/>
          </chart:axis>
          <chart:axis chart:dimension="y" chart:name="primary-y" chart:style-name="ch6">
            <chart:title svg:x="0.451cm" svg:y="9.047cm" chart:style-name="ch7">
              <text:p>LoC*</text:p>
            </chart:title>
            <chart:grid chart:style-name="ch5" chart:class="major"/>
            <chart:grid chart:style-name="ch8" chart:class="minor"/>
          </chart:axis>
          <chart:series chart:style-name="ch9" chart:values-cell-range-address="enhanced.E2:enhanced.E22" chart:class="chart:scatter">
            <chart:domain table:cell-range-address="enhanced.D2:enhanced.D22"/>
            <chart:data-point chart:repeated="4"/>
            <chart:data-point chart:style-name="ch10"/>
            <chart:data-point chart:repeated="11"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java (fast)</text:p>
                <draw:g>
                  <svg:desc>enhanced.A2:enhanced.A22</svg:desc>
                </draw:g>
              </table:table-cell>
              <table:table-cell office:value-type="float" office:value="1">
                <text:p>1</text:p>
                <draw:g>
                  <svg:desc>enhanced.D2:enhanced.D22</svg:desc>
                </draw:g>
              </table:table-cell>
              <table:table-cell office:value-type="float" office:value="1.95">
                <text:p>1.95</text:p>
                <draw:g>
                  <svg:desc>enhanced.E2:enhanced.E22</svg:desc>
                </draw:g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1.02857142857143">
                <text:p>1.0285714285714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java (graph)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4625">
                <text:p>1.4625</text:p>
              </table:table-cell>
            </table:table-row>
            <table:table-row>
              <table:table-cell office:value-type="string">
                <text:p>java (enum)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java (set)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java (jdk8)</text:p>
              </table:table-cell>
              <table:table-cell office:value-type="float" office:value="14.8571428571429">
                <text:p>14.8571428571429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14.8571428571429">
                <text:p>14.857142857142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19.4285714285714">
                <text:p>19.4285714285714</text:p>
              </table:table-cell>
              <table:table-cell office:value-type="float" office:value="1.2375">
                <text:p>1.2375</text:p>
              </table:table-cell>
            </table:table-row>
            <table:table-row>
              <table:table-cell office:value-type="string">
                <text:p>java (stream)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c# (linq)</text:p>
              </table:table-cell>
              <table:table-cell office:value-type="float" office:value="22.2857142857143">
                <text:p>22.2857142857143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c# (set)</text:p>
              </table:table-cell>
              <table:table-cell office:value-type="float" office:value="22.5714285714286">
                <text:p>22.5714285714286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c# (dot net 2.5.1)</text:p>
              </table:table-cell>
              <table:table-cell office:value-type="float" office:value="29.7142857142857">
                <text:p>29.7142857142857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Ruby + truffle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scala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ruby (jdk8)</text:p>
              </table:table-cell>
              <table:table-cell office:value-type="float" office:value="41.4285714285714">
                <text:p>41.4285714285714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47.7142857142857">
                <text:p>47.714285714285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cruby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python2</text:p>
              </table:table-cell>
              <table:table-cell office:value-type="float" office:value="65.7142857142857">
                <text:p>65.7142857142857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68.5714285714286">
                <text:p>68.5714285714286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erlang</text:p>
              </table:table-cell>
              <table:table-cell office:value-type="float" office:value="81.4285714285714">
                <text:p>81.4285714285714</text:p>
              </table:table-cell>
              <table:table-cell office:value-type="float" office:value="1.2375">
                <text:p>1.2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